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40446" style:font-name-asian="新宋体"/>
    </style:style>
    <style:style style:name="P7" style:family="paragraph" style:parent-style-name="Preformatted_20_Text">
      <style:text-properties style:font-name="新宋体" officeooo:paragraph-rsid="00856117" style:font-name-asian="新宋体"/>
    </style:style>
    <style:style style:name="P8" style:family="paragraph" style:parent-style-name="Preformatted_20_Text">
      <style:text-properties style:font-name="新宋体" officeooo:paragraph-rsid="0092dc62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95783b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937e4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c9383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ce60" style:font-name-asian="新宋体" style:font-size-asian="10pt" style:font-size-complex="10pt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97237b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97237b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9" style:family="paragraph" style:parent-style-name="Preformatted_20_Text">
      <style:text-properties style:font-name="新宋体" officeooo:paragraph-rsid="009abd0a" style:font-name-asian="新宋体"/>
    </style:style>
    <style:style style:name="P30" style:family="paragraph" style:parent-style-name="Preformatted_20_Text">
      <style:text-properties style:font-name="新宋体" officeooo:paragraph-rsid="009c9383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3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4" style:family="paragraph" style:parent-style-name="Preformatted_20_Text" style:list-style-name="L2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officeooo:paragraph-rsid="009c9383"/>
    </style:style>
    <style:style style:name="P35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6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7" style:family="paragraph" style:parent-style-name="Preformatted_20_Text" style:list-style-name="L2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9383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9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2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3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1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2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3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4" style:family="text">
      <style:text-properties style:font-name="新宋体" fo:font-size="10pt" fo:font-weight="normal" officeooo:rsid="0099f4fc" style:font-name-asian="新宋体" style:font-size-asian="10pt" style:font-weight-asian="normal" style:font-size-complex="10pt" style:font-weight-complex="normal"/>
    </style:style>
    <style:style style:name="T15" style:family="text">
      <style:text-properties style:font-name="新宋体" fo:font-size="10pt" fo:font-weight="normal" officeooo:rsid="009d01a9" style:font-name-asian="新宋体" style:font-size-asian="10pt" style:font-weight-asian="normal" style:font-size-complex="10pt" style:font-weight-complex="normal"/>
    </style:style>
    <style:style style:name="T16" style:family="text">
      <style:text-properties officeooo:rsid="00207316"/>
    </style:style>
    <style:style style:name="T17" style:family="text">
      <style:text-properties fo:font-size="10pt" style:font-size-asian="10pt" style:font-name-complex="Courier New" style:font-size-complex="10pt"/>
    </style:style>
    <style:style style:name="T18" style:family="text">
      <style:text-properties fo:font-size="10pt" officeooo:rsid="000e2190" style:font-size-asian="10pt" style:font-name-complex="Courier New" style:font-size-complex="10pt"/>
    </style:style>
    <style:style style:name="T19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20" style:family="text">
      <style:text-properties officeooo:rsid="0024fb05"/>
    </style:style>
    <style:style style:name="T21" style:family="text">
      <style:text-properties officeooo:rsid="002d382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d3820" style:font-weight-asian="normal" style:font-weight-complex="normal"/>
    </style:style>
    <style:style style:name="T24" style:family="text">
      <style:text-properties fo:font-weight="normal" officeooo:rsid="002f1e27" style:font-weight-asian="normal" style:font-weight-complex="normal"/>
    </style:style>
    <style:style style:name="T25" style:family="text">
      <style:text-properties fo:font-weight="normal" officeooo:rsid="002eda28" style:font-weight-asian="normal" style:font-weight-complex="normal"/>
    </style:style>
    <style:style style:name="T26" style:family="text">
      <style:text-properties officeooo:rsid="0030c971"/>
    </style:style>
    <style:style style:name="T27" style:family="text">
      <style:text-properties officeooo:rsid="0032b4d6"/>
    </style:style>
    <style:style style:name="T28" style:family="text">
      <style:text-properties officeooo:rsid="00440472"/>
    </style:style>
    <style:style style:name="T29" style:family="text">
      <style:text-properties officeooo:rsid="0044ea6d"/>
    </style:style>
    <style:style style:name="T30" style:family="text">
      <style:text-properties officeooo:rsid="00462e2b"/>
    </style:style>
    <style:style style:name="T31" style:family="text">
      <style:text-properties officeooo:rsid="00488890"/>
    </style:style>
    <style:style style:name="T32" style:family="text">
      <style:text-properties officeooo:rsid="00488cf0"/>
    </style:style>
    <style:style style:name="T33" style:family="text">
      <style:text-properties officeooo:rsid="0049942a"/>
    </style:style>
    <style:style style:name="T34" style:family="text">
      <style:text-properties officeooo:rsid="0049d15d"/>
    </style:style>
    <style:style style:name="T35" style:family="text">
      <style:text-properties officeooo:rsid="004b5728"/>
    </style:style>
    <style:style style:name="T36" style:family="text">
      <style:text-properties officeooo:rsid="005019fa"/>
    </style:style>
    <style:style style:name="T37" style:family="text">
      <style:text-properties officeooo:rsid="005193e8"/>
    </style:style>
    <style:style style:name="T38" style:family="text">
      <style:text-properties officeooo:rsid="0065dd20"/>
    </style:style>
    <style:style style:name="T39" style:family="text">
      <style:text-properties officeooo:rsid="0068e1b2"/>
    </style:style>
    <style:style style:name="T40" style:family="text">
      <style:text-properties officeooo:rsid="00751f40"/>
    </style:style>
    <style:style style:name="T41" style:family="text">
      <style:text-properties officeooo:rsid="00786004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88cf0" style:font-style-asian="italic" style:font-style-complex="italic"/>
    </style:style>
    <style:style style:name="T44" style:family="text">
      <style:text-properties officeooo:rsid="007e460a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officeooo:rsid="00840446"/>
    </style:style>
    <style:style style:name="T47" style:family="text">
      <style:text-properties officeooo:rsid="00865f36"/>
    </style:style>
    <style:style style:name="T48" style:family="text">
      <style:text-properties officeooo:rsid="00885334"/>
    </style:style>
    <style:style style:name="T49" style:family="text">
      <style:text-properties officeooo:rsid="0090f4a0"/>
    </style:style>
    <style:style style:name="T50" style:family="text">
      <style:text-properties officeooo:rsid="00933a09"/>
    </style:style>
    <style:style style:name="T51" style:family="text">
      <style:text-properties officeooo:rsid="00ab8651"/>
    </style:style>
    <style:style style:name="T52" style:family="text">
      <style:text-properties officeooo:rsid="00a86783"/>
    </style:style>
    <style:style style:name="T53" style:family="text">
      <style:text-properties fo:font-style="normal" officeooo:rsid="00a4028e" style:font-style-asian="normal" style:font-name-complex="Courier New" style:font-style-complex="normal"/>
    </style:style>
    <style:style style:name="T54" style:family="text">
      <style:text-properties fo:font-style="normal" officeooo:rsid="0098a246" style:font-style-asian="normal" style:font-name-complex="Courier New" style:font-style-complex="normal"/>
    </style:style>
    <style:style style:name="T55" style:family="text">
      <style:text-properties fo:font-style="normal" officeooo:rsid="0099f4fc" style:font-style-asian="normal" style:font-name-complex="Courier New" style:font-style-complex="normal"/>
    </style:style>
    <style:style style:name="T56" style:family="text">
      <style:text-properties fo:font-style="normal" officeooo:rsid="009cef8b" style:font-style-asian="normal" style:font-name-complex="Courier New" style:font-style-complex="normal"/>
    </style:style>
    <style:style style:name="T57" style:family="text">
      <style:text-properties fo:font-style="normal" officeooo:rsid="00ad586a" style:font-style-asian="normal" style:font-name-complex="Courier New" style:font-style-complex="normal"/>
    </style:style>
    <style:style style:name="T58" style:family="text">
      <style:text-properties fo:font-style="normal" officeooo:rsid="00a1ca1e" style:font-style-asian="normal" style:font-name-complex="Courier New" style:font-style-complex="normal"/>
    </style:style>
    <style:style style:name="T59" style:family="text">
      <style:text-properties fo:font-style="normal" officeooo:rsid="00a4f3ee" style:font-style-asian="normal" style:font-name-complex="Courier New" style:font-style-complex="normal"/>
    </style:style>
    <style:style style:name="T60" style:family="text">
      <style:text-properties fo:font-style="normal" officeooo:rsid="00ac606b" style:font-style-asian="normal" style:font-name-complex="Courier New" style:font-style-complex="normal"/>
    </style:style>
    <style:style style:name="T61" style:family="text">
      <style:text-properties fo:font-style="normal" officeooo:rsid="009c9383" style:font-style-asian="normal" style:font-name-complex="Courier New" style:font-style-complex="normal"/>
    </style:style>
    <style:style style:name="T62" style:family="text">
      <style:text-properties fo:font-style="normal" officeooo:rsid="009f481c" style:font-style-asian="normal" style:font-name-complex="Courier New" style:font-style-complex="normal"/>
    </style:style>
    <style:style style:name="T63" style:family="text">
      <style:text-properties officeooo:rsid="0099f4fc"/>
    </style:style>
    <style:style style:name="T64" style:family="text">
      <style:text-properties officeooo:rsid="009d0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5">简 历</text:span></text:p>
      <text:p text:style-name="P11">基本信息</text:p>
      <text:p text:style-name="P8">姚延嗣 （男，1982年生）</text:p>
      <text:p text:style-name="P8">毕业院校: 首都师范大学（硕士），河南工业大学（<text:span text:style-name="T39">本科）</text:span></text:p>
      <text:p text:style-name="P5">专业：计算机应用技术</text:p>
      <text:p text:style-name="P5">学历：工学硕士 （2007年<text:span text:style-name="T31">7月</text:span>毕业）</text:p>
      <text:p text:style-name="P2">电话：<text:span text:style-name="T17">135-</text:span><text:span text:style-name="T18">2070</text:span><text:span text:style-name="T17">-</text:span><text:span text:style-name="T18">8895</text:span></text:p>
      <text:p text:style-name="P1">邮箱：yaoyansi@gmail.com</text:p>
      <text:p text:style-name="Preformatted_20_Text"><text:span text:style-name="T5">blog：</text:span><text:a xlink:type="simple" xlink:href="http://www.cnblogs.com/yaoyansi/"><text:span text:style-name="T5">www.cnblogs.com/yaoyansi/</text:span></text:a><text:span text:style-name="T5">, <text:s text:c="2"/></text:span><text:a xlink:type="simple" xlink:href="http://blog.csdn.net/yaoyansi/"><text:span text:style-name="T5">blog.csdn.net/yaoyansi/</text:span></text:a></text:p>
      <text:p text:style-name="P1"/>
      <text:p text:style-name="P1"/>
      <text:p text:style-name="P11">职业技能</text:p>
      <text:p text:style-name="P1">开发语言： C/C++, <text:span text:style-name="T35">P</text:span>ython, <text:span text:style-name="T35">S</text:span>hell, <text:span text:style-name="T35">P</text:span>erl, x86<text:span text:style-name="T50">ASM</text:span></text:p>
      <text:p text:style-name="P6">开发工具： MSVC, <text:span text:style-name="T46">CodeBlocks, CM</text:span>ake, <text:span text:style-name="T35">SVN</text:span>/<text:span text:style-name="T35">G</text:span>it, <text:span text:style-name="T47">Jude, </text:span>OpenGL/GLSL, OGRE, ODE, PhysX, Bullet, <text:span text:style-name="T48">MayaAPI/mel</text:span>, OpenCollada, <text:span text:style-name="T49">MASM</text:span></text:p>
      <text:p text:style-name="P7">图形图像工具：Maya, Blender, Photoshop</text:p>
      <text:p text:style-name="P1"/>
      <text:p text:style-name="P7">系统：<text:span text:style-name="T35">W</text:span>indows, <text:span text:style-name="T35">L</text:span>inux</text:p>
      <text:p text:style-name="P1">英语：<text:span text:style-name="T27">CET-6，</text:span>能用英文书面讨论问题。</text:p>
      <text:p text:style-name="P1"/>
      <text:p text:style-name="P9"/>
      <text:p text:style-name="P11">工作及实习经历</text:p>
      <text:p text:style-name="P30">2015.1 至今 <text:s/><text:span text:style-name="T4">Base FX</text:span></text:p>
      <text:p text:style-name="P30">部门<text:span text:style-name="T21">：</text:span><text:span text:style-name="T4">PLE</text:span></text:p>
      <text:p text:style-name="P30">职位：<text:span text:style-name="T4">Maya TD</text:span></text:p>
      <text:list xml:id="list5414564592630710017" text:style-name="L2">
        <text:list-item>
          <text:p text:style-name="P15"><text:span text:style-name="T53">负责建立</text:span><text:span text:style-name="T61">Maya </text:span><text:span text:style-name="T55">C++</text:span><text:span text:style-name="T54">插件的开发流程</text:span><text:span text:style-name="T56">。包括</text:span><text:span text:style-name="T57">开发、测试和</text:span><text:span text:style-name="T53">插件的发布</text:span><text:span text:style-name="T58">。</text:span></text:p>
        </text:list-item>
        <text:list-item>
          <text:p text:style-name="P15"><text:span text:style-name="T54">为了支持</text:span><text:span text:style-name="T59">多个平台，</text:span><text:span text:style-name="T54">建立了软件</text:span><text:span text:style-name="T59">开发的</text:span><text:span text:style-name="T54">自动编译和自动化测试流程</text:span><text:span text:style-name="T58">，节省了开发</text:span><text:span text:style-name="T59">、测试以及</text:span><text:span text:style-name="T60">插件</text:span><text:span text:style-name="T59">部署的时间。</text:span></text:p>
        </text:list-item>
        <text:list-item>
          <text:p text:style-name="P34"><text:span text:style-name="T14">根据项目需要，为不同部门开发了多个</text:span><text:span text:style-name="T15">Maya插件；其中包括为ILM的《星战7》</text:span><text:span text:style-name="T12">项目开发</text:span><text:span text:style-name="T13">的</text:span><text:span text:style-name="T12">插件。</text:span></text:p>
        </text:list-item>
        <text:list-item>
          <text:p text:style-name="P37">维护团队已有的工具<text:span text:style-name="T64">， 以及公司使用的开源库</text:span>。</text:p>
        </text:list-item>
        <text:list-item>
          <text:p text:style-name="P37"><text:span text:style-name="T59">协助建立代码服务器</text:span><text:span text:style-name="T62">。</text:span></text:p>
          <text:p text:style-name="P37"/>
        </text:list-item>
      </text:list>
      <text:p text:style-name="P29"/>
      <text:p text:style-name="P29">201<text:span text:style-name="T16">3</text:span>.<text:span text:style-name="T16">9</text:span> 至2014.12 <text:s/><text:span text:style-name="T1">上海赞奇科技发展有限公司</text:span></text:p>
      <text:p text:style-name="P4">部门<text:span text:style-name="T21">：</text:span><text:span text:style-name="T2">研发中心</text:span></text:p>
      <text:p text:style-name="P3">职位：<text:span text:style-name="T1">研发工程师</text:span></text:p>
      <text:list xml:id="list3191685165377655550" text:style-name="L1">
        <text:list-item>
          <text:p text:style-name="P14">开发了一款<text:span text:style-name="T20">M</text:span>aya插件，并负责发布了5个版本<text:span text:style-name="T26">。</text:span></text:p>
        </text:list-item>
        <text:list-item>
          <text:p text:style-name="P33">负责制定开发计划、开发、团队协作、代码审查、测试和产品发布。项目使用敏捷开发方式：持续集成、测试驱动、单元测试、自动化测试。</text:p>
        </text:list-item>
        <text:list-item>
          <text:p text:style-name="P35">搭建并维护团队的代码服务器。</text:p>
        </text:list-item>
        <text:list-item>
          <text:p text:style-name="P36">向测试用户和客户提供技术支持。</text:p>
        </text:list-item>
      </text:list>
      <text:p text:style-name="P1"/>
      <text:p text:style-name="P1"/>
      <text:p text:style-name="P1">2012.6 – <text:span text:style-name="T16">2013.4</text:span> <text:span text:style-name="T1">中科九度</text:span><text:span text:style-name="T22">(</text:span><text:span text:style-name="T1">北京</text:span><text:span text:style-name="T22">)</text:span><text:span text:style-name="T1">空间信息技术有限责任公司</text:span></text:p>
      <text:p text:style-name="P1"><text:span text:style-name="T22">部门</text:span><text:span text:style-name="T23">：</text:span><text:span text:style-name="T2">研发部</text:span></text:p>
      <text:p text:style-name="P1">职位：<text:span text:style-name="T1">高级软件工程师</text:span></text:p>
      <text:list xml:id="list213359600110972" text:continue-numbering="true" text:style-name="L1">
        <text:list-item>
          <text:p text:style-name="P16">为<text:span text:style-name="T32">OSG</text:span>引擎开发了龙卷风粒子特效<text:span text:style-name="T36">。</text:span></text:p>
        </text:list-item>
        <text:list-item>
          <text:p text:style-name="P17">精简第三方库ossim<text:span text:style-name="T36">。</text:span></text:p>
        </text:list-item>
      </text:list>
      <text:p text:style-name="P10"/>
      <text:list xml:id="list213359672833767" text:continue-numbering="true" text:style-name="L1">
        <text:list-header>
          <text:p text:style-name="P38"/>
        </text:list-header>
      </text:list>
      <text:p text:style-name="P1">2011.3 – 2012.5 <text:span text:style-name="T1">中科院自动化所</text:span></text:p>
      <text:p text:style-name="P1"><text:span text:style-name="T22">部门</text:span><text:span text:style-name="T23">：</text:span><text:span text:style-name="T2">高技术创新中心</text:span></text:p>
      <text:p text:style-name="P1">职位：<text:span text:style-name="T1">软件开发工程师</text:span></text:p>
      <text:list xml:id="list213358892800826" text:continue-numbering="true" text:style-name="L1">
        <text:list-item>
          <text:p text:style-name="P16"><text:soft-page-break/>基于<text:span text:style-name="T43">R</text:span><text:span text:style-name="T42">ealXtend</text:span>进行二次开发：集成<text:span text:style-name="T43">K</text:span><text:span text:style-name="T42">inect</text:span>(客户端和服务端)，集成<text:span text:style-name="T42">OgreHaptics</text:span>，流体曲面重建，UI汉化等<text:span text:style-name="T36">。</text:span></text:p>
        </text:list-item>
        <text:list-item>
          <text:p text:style-name="P16">将<text:span text:style-name="T32">B</text:span>lender的GPU渲染器(<text:span text:style-name="T43">C</text:span><text:span text:style-name="T42">ycles</text:span>)和并行渲染中间件<text:span text:style-name="T43">E</text:span><text:span text:style-name="T42">qualizer</text:span>结合起来<text:span text:style-name="T36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2">部门</text:span><text:span text:style-name="T23">：TD</text:span><text:span text:style-name="T2">组</text:span></text:p>
      <text:p text:style-name="P1">职位：<text:span text:style-name="T25">TD</text:span></text:p>
      <text:p text:style-name="P1">开发Maya插件和生产流程中的工具：</text:p>
      <text:list xml:id="list213358857258928" text:continue-numbering="true" text:style-name="L1">
        <text:list-item>
          <text:p text:style-name="P18">开发了Maya口型同步(lip-sync)插件的核心模块。</text:p>
          <text:p text:style-name="P18">（该插件已由公司申请软件著作权：软著登字第0183406号）</text:p>
        </text:list-item>
        <text:list-item>
          <text:p text:style-name="P19">为R<text:span text:style-name="T40">edboard</text:span>公司开发了一款产品级的<text:span text:style-name="T34">M</text:span>aya导出3ds格式的插件<text:span text:style-name="T36">。</text:span></text:p>
        </text:list-item>
        <text:list-item>
          <text:p text:style-name="P19">基于<text:span text:style-name="T33">B</text:span>ullet为<text:span text:style-name="T33">M</text:span>aya开发了简单的刚体和柔体的插件<text:span text:style-name="T36">。</text:span></text:p>
        </text:list-item>
        <text:list-item>
          <text:p text:style-name="P19">程序纹理：将2D <text:span text:style-name="T33">N</text:span>urbs曲线的封闭区域投影到纹理上<text:span text:style-name="T36">。</text:span></text:p>
        </text:list-item>
        <text:list-item>
          <text:p text:style-name="P19">分析流程里某些耗时的环节，重写了某些mel函数，使得某些生成环节的效率提高了10～20倍<text:span text:style-name="T36">。</text:span></text:p>
        </text:list-item>
        <text:list-item>
          <text:p text:style-name="P19">不同角色的表情动画的映射；实现了论文《A System to Reuse Facial Rigs and Animations》的核心模块<text:span text:style-name="T36">。</text:span></text:p>
        </text:list-item>
        <text:list-item>
          <text:p text:style-name="P19">完善了<text:span text:style-name="T33">M</text:span>aya <text:span text:style-name="T33">pdc</text:span>文件格式的读写；为简化制作流程、提高效率，用C++重新解析了<text:span text:style-name="T33">M</text:span>aya mc格式文件。</text:p>
        </text:list-item>
        <text:list-item>
          <text:p text:style-name="P19">基于<text:span text:style-name="T33">L</text:span>iquidMaya维护并开发了<text:span text:style-name="T33">M</text:span>aya导出rib文件的插件<text:span text:style-name="T36">。</text:span></text:p>
        </text:list-item>
        <text:list-item>
          <text:p text:style-name="P19">为公司建立了软件开发流程；设计了公司内部<text:span text:style-name="T33">SVN</text:span>服务器的架构；负责搭建<text:span text:style-name="T33">SVN</text:span>服务器，并完成了SVN服务器的备份和恢复方案<text:span text:style-name="T36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2">部门</text:span><text:span text:style-name="T24">：</text:span><text:span text:style-name="T3">系统部</text:span></text:p>
      <text:p text:style-name="P1">职位：<text:span text:style-name="T1">软件工程师</text:span></text:p>
      <text:list xml:id="list213358662932862" text:continue-numbering="true" text:style-name="L1">
        <text:list-item>
          <text:p text:style-name="P20">参与开发《涂鸦世界》虚拟社区(二期), 包括好友系统, 小区系统<text:span text:style-name="T36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13358885364169" text:continue-numbering="true" text:style-name="L1">
        <text:list-item>
          <text:p text:style-name="P20">参与开发自动化测试工具<text:span text:style-name="T36">。</text:span></text:p>
        </text:list-item>
      </text:list>
      <text:p text:style-name="P1"/>
      <text:p text:style-name="P1"/>
      <text:p text:style-name="P11">创建和参与的开源项目</text:p>
      <text:list xml:id="list213359496653051" text:continue-numbering="true" text:style-name="L1">
        <text:list-item>
          <text:p text:style-name="P13"><text:span text:style-name="T9">MyMagicBox（</text:span><text:a xlink:type="simple" xlink:href="https://github.com/yaoyansi/mymagicbox" office:target-frame-name="_blank" xlink:show="new"><text:span text:style-name="T9">https://github.com/yaoyansi/mymagicbox</text:span></text:a><text:span text:style-name="T9">）<text:line-break/>角色：项目发起者</text:span><text:span text:style-name="T10"><text:line-break/>个人开发的一些插件集合</text:span><text:span text:style-name="T11">。</text:span></text:p>
        </text:list-item>
        <text:list-item>
          <text:p text:style-name="P31"><text:span text:style-name="T7">M</text:span><text:span text:style-name="T5">aya2renderer（</text:span><text:a xlink:type="simple" xlink:href="https://github.com/maya2renderer/maya2renderer"><text:span text:style-name="T5">https://github.com/maya2renderer/maya2renderer</text:span></text:a><text:span text:style-name="T5">）</text:span></text:p>
          <text:p text:style-name="P26">角色：项目发起者</text:p>
          <text:p text:style-name="P21">基于<text:span text:style-name="T34">L</text:span>iquidMaya开发了<text:span text:style-name="T34">M</text:span>aya到渲染器的通用导出框架；目前支持的渲染器有<text:span text:style-name="T28">3Delight</text:span>， <text:span text:style-name="T34">E</text:span>lvishray， <text:span text:style-name="T34">A</text:span>ppleseed<text:span text:style-name="T36">。</text:span></text:p>
          <text:p text:style-name="P21"/>
        </text:list-item>
        <text:list-item>
          <text:p text:style-name="P22"><text:span text:style-name="T29">M</text:span>aya<text:span text:style-name="T29">Exporter（</text:span><text:a xlink:type="simple" xlink:href="http://code.google.com/p/mayaexporter/"><text:span text:style-name="T29">http://code.google.com/p/mayaexporter/</text:span></text:a><text:span text:style-name="T29">）</text:span></text:p>
          <text:p text:style-name="P26">角色：项目发起者</text:p>
          <text:p text:style-name="P22">基于ColladaMaya重构了<text:span text:style-name="T37">M</text:span>aya导出插件<text:span text:style-name="T36">。</text:span></text:p>
          <text:p text:style-name="P22"/>
        </text:list-item>
        <text:list-item>
          <text:p text:style-name="P21"><text:span text:style-name="T34">GP</text:span>Export（<text:a xlink:type="simple" xlink:href="http://code.google.com/p/gpexport/">http://code.google.com/p/gpexport/</text:a>）</text:p>
          <text:p text:style-name="P26">角色：开发者</text:p>
          <text:p text:style-name="P21">参与维护这个轻量级的<text:span text:style-name="T34">M</text:span>aya导出插件<text:span text:style-name="T30">。</text:span></text:p>
          <text:p text:style-name="P21"/>
        </text:list-item>
        <text:list-item>
          <text:p text:style-name="P27">Simple Cloth Simulation</text:p>
          <text:p text:style-name="P23">（<text:a xlink:type="simple" xlink:href="http://blog.csdn.net/yaoyansi/archive/2007/09/05/1774002.aspx">http://blog.csdn.net/yaoyansi/archive/2007/09/05/1774002.aspx</text:a>）</text:p>
          <text:p text:style-name="P26"><text:soft-page-break/>角色：项目发起者</text:p>
          <text:p text:style-name="P24"><text:span text:style-name="T41">实现了Mass-Spring模型的模拟</text:span>布料<text:span text:style-name="T37">； 独立设计并开发</text:span>了一个任意多面体体积的计算方法（后来发现该方法在《游戏编程精粹6》中有介绍）<text:span text:style-name="T36">。</text:span></text:p>
          <text:p text:style-name="P25"/>
        </text:list-item>
        <text:list-item>
          <text:p text:style-name="P32"><text:span text:style-name="T5">OpenCollada </text:span><text:span text:style-name="T6">（</text:span><text:a xlink:type="simple" xlink:href="http://code.google.com/p/opencollada"><text:span text:style-name="T5">http://code.google.com/p/opencollada</text:span></text:a><text:span text:style-name="T6">）</text:span></text:p>
          <text:p text:style-name="P28">角色：开发者</text:p>
          <text:p text:style-name="P22"><text:span text:style-name="T29">参与维护，并</text:span>用lib3ds简化了OpenCollada导出3ds格式的流程<text:span text:style-name="T36">。</text:span></text:p>
          <text:p text:style-name="P21"/>
        </text:list-item>
        <text:list-item>
          <text:p text:style-name="P21"><text:span text:style-name="T34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6">角色：开发者</text:p>
          <text:p text:style-name="P31"><text:span text:style-name="T5">用</text:span><text:span text:style-name="T7">M</text:span><text:span text:style-name="T5">eta-ball算法建立流体曲面</text:span><text:span text:style-name="T8">。</text:span></text:p>
          <text:p text:style-name="P42"/>
        </text:list-item>
      </text:list>
      <text:p text:style-name="P1"/>
      <text:p text:style-name="P11">相关研究</text:p>
      <text:list xml:id="list213359108315901" text:continue-numbering="true" text:style-name="L1">
        <text:list-item>
          <text:p text:style-name="P39">硕士论文：《虚拟环境下3D鼠标操作的研究与实现》</text:p>
        </text:list-item>
        <text:list-item>
          <text:p text:style-name="P39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13359468563645" text:continue-numbering="true" text:style-name="L1">
        <text:list-item>
          <text:p text:style-name="P40">工作负责，细心<text:span text:style-name="T38">；</text:span>学习能力强，有良好的分析问题和解决问题的能力；</text:p>
        </text:list-item>
        <text:list-item>
          <text:p text:style-name="P41">有良好的质量意识；在开发过程中总能想到一些办法以降低维护成本；</text:p>
        </text:list-item>
        <text:list-item>
          <text:p text:style-name="P41">对代码重构有自己的理解和实践；</text:p>
        </text:list-item>
        <text:list-item>
          <text:p text:style-name="P40"><text:span text:style-name="T44">乐于评估和学习新的</text:span><text:span text:style-name="T19">、</text:span><text:span text:style-name="T44">主流的技术</text:span><text:span text:style-name="T19">、开源库；</text:span></text:p>
        </text:list-item>
      </text:list>
      <text:p text:style-name="P12"/>
      <text:p text:style-name="P1"/>
      <text:list xml:id="list213360151830918" text:continue-numbering="true" text:style-name="L1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9T21:33:58.142006574</dc:date>
    <meta:editing-duration>PT10H36M</meta:editing-duration>
    <meta:editing-cycles>175</meta:editing-cycles>
    <dc:creator>user0 </dc:creator>
    <meta:document-statistic meta:table-count="0" meta:image-count="0" meta:object-count="0" meta:page-count="3" meta:paragraph-count="100" meta:word-count="1482" meta:character-count="2560" meta:non-whitespace-character-count="2443"/>
  </office:meta>
</office:document-meta>
</file>